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05cm" draw:marker-end-width="0.05cm" draw:fill="solid" draw:fill-color="#fffff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2" style:family="graphic" style:parent-style-name="standard">
      <style:graphic-properties svg:stroke-width="0.1cm" draw:opacity-name="Transparency_20_1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808080" draw:fill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svg:stroke-color="#000080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cm" draw:marker-start-width="0.05cm" draw:marker-end-width="0.05cm" draw:fill="solid" draw:fill-color="#e6e6f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7" style:family="graphic" style:parent-style-name="standard">
      <style:graphic-properties svg:stroke-color="#80808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704cm" svg:height="1.5cm" svg:x="2.5cm" svg:y="1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3.3cm" svg:x="2.5cm" svg:y="1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44cm" svg:height="1.198cm" draw:transform="rotate (-1.57079632679579) translate (6.198cm 14.656cm)">
          <text:p/>
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</draw:custom-shape>
        <draw:custom-shape draw:style-name="gr3" draw:text-style-name="P1" draw:layer="layout" svg:width="0.823cm" svg:height="0.969cm" draw:transform="rotate (-1.57079632679579) translate (6.069cm 14.783cm)">
          <text:p/>
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</draw:custom-shape>
        <draw:custom-shape draw:style-name="gr4" draw:text-style-name="P1" draw:layer="layout" svg:width="1.3cm" svg:height="1.168cm" svg:x="2.7cm" svg:y="14.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.291cm" svg:y1="16.58cm" svg:x2="6.3cm" svg:y2="17.8cm">
          <text:p/>
        </draw:line>
        <draw:custom-shape draw:style-name="gr6" draw:text-style-name="P1" draw:layer="layout" svg:width="0.499cm" svg:height="1.5cm" svg:x="2.5cm" svg:y="1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-1.343cm" svg:height="-1.197cm" svg:x="4.342cm" svg:y="17.696cm">
          <text:p/>
          <draw:enhanced-geometry svg:viewBox="0 0 21600 21600" draw:glue-points="10800 0 0 10800 10800 21600 21600 10800" draw:text-areas="0 3100 18500 18500" draw:mirror-horizontal="true" draw:mirror-vertical="true" draw:type="flowchart-delay" draw:enhanced-path="M 10800 0 X 21600 10800 10800 21600 L 0 21600 0 0 Z N"/>
        </draw:custom-shape>
        <draw:custom-shape draw:style-name="gr7" draw:text-style-name="P1" draw:layer="layout" svg:width="-0.822cm" svg:height="-0.968cm" svg:x="3.949cm" svg:y="17.597cm">
          <text:p/>
          <draw:enhanced-geometry svg:viewBox="0 0 21600 21600" draw:glue-points="10800 0 0 10800 10800 21600 21600 10800" draw:text-areas="0 3100 18500 18500" draw:mirror-horizontal="true" draw:mirror-vertical="true" draw:type="flowchart-delay" draw:enhanced-path="M 10800 0 X 21600 10800 10800 21600 L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opacity draw:name="Transparency_20_1" draw:display-name="Transparency 1" draw:style="linear" draw:start="85%" draw:end="35%" draw:angle="300" draw:border="3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atole Tresch</meta:initial-creator>
    <meta:creation-date>2010-01-25T17:46:39.85</meta:creation-date>
    <dc:date>2010-03-25T23:25:49.17</dc:date>
    <dc:creator>Anatole Tresch</dc:creator>
    <meta:editing-duration>PT01H30M13S</meta:editing-duration>
    <meta:editing-cycles>15</meta:editing-cycles>
    <meta:generator>OpenOffice.org/3.1$Win32 OpenOffice.org_project/310m19$Build-9420</meta:generator>
    <meta:document-statistic meta:object-count="9"/>
  </office:meta>
</office:document-meta>
</file>